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50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466cm" svg:height="3.095cm" svg:x="0.941cm" svg:y="0.929cm">
          <draw:text-box>
            <text:p>x = 1;</text:p>
            <text:p/>
            <text:p/>
            <text:p>r1 = y; </text:p>
          </draw:text-box>
        </draw:frame>
        <draw:frame draw:style-name="gr1" draw:layer="layout" svg:width="2.466cm" svg:height="3.095cm" svg:x="5.686cm" svg:y="0.934cm">
          <draw:text-box>
            <text:p>y = 1;</text:p>
            <text:p/>
            <text:p/>
            <text:p>r2 = x; </text:p>
          </draw:text-box>
        </draw:frame>
        <draw:line draw:style-name="gr2" draw:text-style-name="P1" draw:layer="layout" svg:x1="2.003cm" svg:y1="1.718cm" svg:x2="2.003cm" svg:y2="3.215cm">
          <text:p/>
        </draw:line>
        <draw:line draw:style-name="gr2" draw:text-style-name="P1" draw:layer="layout" svg:x1="6.827cm" svg:y1="1.717cm" svg:x2="6.827cm" svg:y2="3.242cm">
          <text:p/>
        </draw:line>
        <draw:frame draw:style-name="gr3" draw:text-style-name="P2" draw:layer="layout" svg:width="1.171cm" svg:height="1.016cm" svg:x="0.968cm" svg:y="1.964cm">
          <draw:text-box>
            <text:p><text:span text:style-name="T1">sb</text:span></text:p>
          </draw:text-box>
        </draw:frame>
        <draw:frame draw:style-name="gr3" draw:text-style-name="P2" draw:layer="layout" svg:width="1.171cm" svg:height="1.016cm" svg:x="5.769cm" svg:y="1.864cm">
          <draw:text-box>
            <text:p><text:span text:style-name="T1">sb</text:span></text:p>
          </draw:text-box>
        </draw:frame>
        <draw:line draw:style-name="gr2" draw:text-style-name="P1" draw:layer="layout" svg:x1="3.099cm" svg:y1="3.596cm" svg:x2="5.893cm" svg:y2="1.664cm">
          <text:p/>
        </draw:line>
        <draw:line draw:style-name="gr2" draw:text-style-name="P1" draw:layer="layout" svg:x1="5.766cm" svg:y1="3.723cm" svg:x2="2.845cm" svg:y2="1.6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7T11:56:03</dc:date>
    <dc:creator>Peizhao Ou</dc:creator>
    <meta:editing-duration>PT17M5S</meta:editing-duration>
    <meta:editing-cycles>17</meta:editing-cycles>
    <meta:generator>LibreOffice/3.5$Linux_X86_64 LibreOffice_project/350m1$Build-2</meta:generator>
    <meta:document-statistic meta:object-count="8"/>
  </office:meta>
</office:document-meta>
</file>